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2"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4"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7" style:family="paragraph" style:parent-style-name="Heading_20_1">
      <style:paragraph-properties fo:margin-top="0.353cm" fo:margin-bottom="0cm" fo:line-height="138%" style:writing-mode="lr-tb"/>
      <style:text-properties fo:font-variant="normal" fo:text-transform="none" fo:color="#000000" style:text-line-through-style="none" style:font-name="Trebuchet MS" fo:font-size="14.6999998092651pt" fo:font-style="normal" style:text-underline-style="none" fo:font-weight="normal" style:text-blinking="false" fo:background-color="transparent"/>
    </style:style>
    <style:style style:name="P8" style:family="paragraph" style:parent-style-name="Heading_20_1">
      <style:paragraph-properties fo:margin-top="0.353cm" fo:margin-bottom="0cm" fo:line-height="138%" fo:text-align="justify" style:justify-single-word="false" style:writing-mode="lr-tb"/>
      <style:text-properties fo:font-variant="normal" fo:text-transform="none" fo:color="#000000" style:text-line-through-style="none" style:font-name="Trebuchet MS" fo:font-size="14.6999998092651pt" fo:font-style="normal" style:text-underline-style="none" fo:font-weight="normal" style:text-blinking="false" fo:background-color="transparent"/>
    </style:style>
    <style:style style:name="P9"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0" style:family="paragraph" style:parent-style-name="Text_20_body" style:list-style-name="L2">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1" style:family="paragraph" style:parent-style-name="Text_20_body" style:list-style-name="L3">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2" style:family="paragraph" style:parent-style-name="Text_20_body" style:list-style-name="L4">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3" style:family="paragraph" style:parent-style-name="Text_20_body" style:list-style-name="L6">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4" style:family="paragraph" style:parent-style-name="Text_20_body" style:list-style-name="L7">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5" style:family="paragraph" style:parent-style-name="Text_20_body" style:list-style-name="L10">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6"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7"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8" style:family="paragraph" style:parent-style-name="Text_20_body" style:list-style-name="L8">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style:style>
    <style:style style:name="P19" style:family="paragraph" style:parent-style-name="Text_20_body" style:list-style-name="L9">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style:style>
    <style:style style:name="P20"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21"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T1" style:family="text">
      <style:text-properties style:font-name="Arial1" fo:font-size="10.5pt" fo:font-style="normal" fo:font-weight="normal"/>
    </style:style>
    <style:style style:name="T2" style:family="text">
      <style:text-properties fo:background-color="transparent"/>
    </style:style>
    <style:style style:name="T3" style:family="text">
      <style:text-properties style:font-name-complex="Arial1" style:font-size-complex="10.5pt" style:font-style-complex="normal" style:font-weight-complex="normal"/>
    </style:style>
    <style:style style:name="T4" style:family="text">
      <style:text-properties fo:font-weight="bold"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Binôme</text:h>
      <text:p text:style-name="P4">Olivia Ronot / Simon Jacquemin</text:p>
      <text:h text:style-name="P7" text:outline-level="1">Les particularités des l'offre commerciale électronique</text:h>
      <text:p text:style-name="P2">Q1. Montrez que le commerce électronique peut être assimilé à une vente à distance au sens du Code de la consommation. (Documents 1 et 2)</text:p>
      <text:p text:style-name="P4">Le commerce électronique peux être assimilé à une vente à distance car elle propose et assure à distance et sans la présence physique des parties la fourniture de biens ou de services grâce, exclusivement, à une ou plusieurs techniques de communication à distance.</text:p>
      <text:p text:style-name="Text_20_body"/>
      <text:p text:style-name="P2">Q2. Définissez l’offre électronique (Document 3)</text:p>
      <text:p text:style-name="P4">L'offre électronique peux se définir comme une offre classique, avec la volonté explicite de contracter de l'une des parties. Cette offre doit être effectuée sur le réseau pour être qualifié d'électronique.</text:p>
      <text:p text:style-name="Text_20_body"/>
      <text:p text:style-name="P2">Q3. Relevez les particularités de l’offre commerciale électronique et les difficultés qu’elle engendre, par rapport à l’offre commerciale traditionnelle (Documents 4 à 6)</text:p>
      <text:p text:style-name="P4">Les particularités de l'offre commerciale électronique :</text:p>
      <text:list xml:id="list2617915770083936352" text:style-name="L1">
        <text:list-item>
          <text:p text:style-name="P9">Exécuté par voie électronique :</text:p>
          <text:list>
            <text:list-item>
              <text:p text:style-name="P9">Téléphone</text:p>
            </text:list-item>
            <text:list-item>
              <text:p text:style-name="P9">Telex</text:p>
            </text:list-item>
            <text:list-item>
              <text:p text:style-name="P9">Fax</text:p>
            </text:list-item>
            <text:list-item>
              <text:p text:style-name="P9">Minitel</text:p>
            </text:list-item>
            <text:list-item>
              <text:p text:style-name="P9">Email</text:p>
            </text:list-item>
            <text:list-item>
              <text:p text:style-name="P20">…</text:p>
            </text:list-item>
          </text:list>
        </text:list-item>
        <text:list-item>
          <text:p text:style-name="P9">Permet l'interdépendance des contrats</text:p>
        </text:list-item>
        <text:list-item>
          <text:p text:style-name="P9">La Commission nationale de 'informatique et des libertéss et la Direction générale de la concurrence et de la répression des fraudes ignorent totalement toute notion de frontière dans les contrats</text:p>
          <text:list>
            <text:list-item>
              <text:p text:style-name="P9">Frontière entre le consommateur et le professionnel (Ebay, …)</text:p>
            </text:list-item>
          </text:list>
        </text:list-item>
      </text:list>
      <text:p text:style-name="P4">Ce type de contrat entraine des difficultés, comme par exemple :</text:p>
      <text:list xml:id="list5251435436953955024" text:style-name="L2">
        <text:list-item>
          <text:p text:style-name="P10">L'impossibilité de déterminer qui, du consommateur ou du professionnel, à pris l'initiative de la relation contractuelle</text:p>
        </text:list-item>
        <text:list-item>
          <text:p text:style-name="P10">L'impossibilité de distinguer le consommateur du professionnel dans les contrats de vente de bien (Ebay, …)</text:p>
        </text:list-item>
        <text:list-item>
          <text:p text:style-name="P10">Il pose des problème pour déterminer le moment et le lieu de formation du contrat</text:p>
        </text:list-item>
      </text:list>
      <text:p text:style-name="P4">Les instrument juridiques restent souvent inadaptés à l'Internet, de plus le réseau lui même ne se laisse pas enfermer dans aucun cadre réducteur.</text:p>
      <text:p text:style-name="Text_20_body"/>
      <text:p text:style-name="P2">Q4. Justifiez la nécessité d’une protection spécifique du consommateur. (Documents 4 à 6)</text:p>
      <text:p text:style-name="P4">Une protection spécifique du consommateur est une nécessitée car le chiffre d'affaire de la vente en ligne à augmenté de 22% en 2013 et représente presque 40 milliards d'euros. Elle concerne 31 millions <text:soft-page-break/>de cyber acheteurs et plus de 100 000 sites marchands actifs en France.</text:p>
      <text:p text:style-name="P4">Quand on sait que de nombreux particuliers tirent tout ou une partie de leurs revenus du web, la nécessité de la protection deviens évidente.</text:p>
      <text:p text:style-name="Text_20_body"/>
      <text:p text:style-name="P2">Q5. Par quels textes la protection du consommateur est-elle organisée ? Cette protection est-elle parfaitement efficace ? (Documents 7 et 8)</text:p>
      <text:p text:style-name="P4">La loi du 21 juin 2004 a posé les bases de la protection du consommateur afin de favoriser la confiance dans l'économie numérique.</text:p>
      <text:p text:style-name="P4">En France, l'article L. 121-20-1 du Code de la consommation, modifié par la loi (Chatel) du 3 janvier 2008, permet une rétractation du consommateur en cas de non respect de la date limite de livraison sous un délai de 30 jours.</text:p>
      <text:p text:style-name="P4">La directive européenne du 8 juin 2000 fait partit d'un large mouvement d’harmonisation du droit communautaire initié par les directive :</text:p>
      <text:list xml:id="list5716220508244128242" text:style-name="L3">
        <text:list-item>
          <text:p text:style-name="P11">24 octobre 1995 relative à la protection des personnes physiques à l'égard du traitement des <text:s/>données à caractères personnel</text:p>
        </text:list-item>
        <text:list-item>
          <text:p text:style-name="P11">6 août 2004 relative à la libre circulation des données en France</text:p>
        </text:list-item>
      </text:list>
      <text:p text:style-name="P4">Ces directives ne résolvent pas tous les problèmes car les Etats membres de l'Union conservent le choix de leurs modalités d’exécution.</text:p>
      <text:h text:style-name="P8" text:outline-level="1">Les moyens de protection du consommateur</text:h>
      <text:p text:style-name="P2">Q1. a. Relevez les conditions de validité de l'offre commerciale électronique sur le fond et sur la forme. (Doc. 9 à 13)</text:p>
      <text:p text:style-name="P1">Q1. b. Quelles mentions doivent figurer sur les sites marchands auxquels Mme Beltram pourra accéder pour réaliser ses achats en ligne ? (Doc. 9 à 13)</text:p>
      <text:list xml:id="list2966822922483314622" text:style-name="L4">
        <text:list-item>
          <text:p text:style-name="P12">Le nom du vendeur. S'il s'agit d'une personne physique, ses nom et prénoms et, s'il s'agit d'une personne morale, sa raison sociale</text:p>
        </text:list-item>
        <text:list-item>
          <text:p text:style-name="P12">Des coordonnées téléphoniques et son adresse de courrier électronique</text:p>
        </text:list-item>
        <text:list-item>
          <text:p text:style-name="P16">Son adresse ou celle de son siège social et, si elle est différente, l'adresse de l'établissement responsable de l'offre</text:p>
        </text:list-item>
        <text:list-item>
          <text:p text:style-name="P12">L'offre doit comporter des caractéristiques d'ordre quantitatif (dimensions, poids) et qualitatif (dénomination, nature, (...)).</text:p>
        </text:list-item>
        <text:list-item>
          <text:p text:style-name="P16">Le descriptif et les photographies doivent correspondre au produit</text:p>
        </text:list-item>
        <text:list-item>
          <text:p text:style-name="P16">Le coût de l'utilisation de la technique de communication à distance utilisée lorsqu'il n'est pas calculé par référence au tarif de base</text:p>
        </text:list-item>
        <text:list-item>
          <text:p text:style-name="P16">Si besoin, les frais de livraison</text:p>
        </text:list-item>
        <text:list-item>
          <text:p text:style-name="P16">Les modalités de paiement</text:p>
        </text:list-item>
        <text:list-item>
          <text:p text:style-name="P12">La date limite à laquelle il s'engage à livrer le bien ou à exécuter la prestation de services</text:p>
        </text:list-item>
        <text:list-item>
          <text:p text:style-name="P16">L'existence d'un droit de rétractation ou non et ses limites éventuelles</text:p>
        </text:list-item>
        <text:list-item>
          <text:p text:style-name="P16">La durée de la validité de l'offre et du prix de celle-ci</text:p>
        </text:list-item>
        <text:list-item>
          <text:p text:style-name="P16">Si besoin, la durée minimale du contrat proposé</text:p>
        </text:list-item>
      </text:list>
      <text:p text:style-name="P3">Mais aussi :</text:p>
      <text:list xml:id="list7132901505470014445" text:style-name="L5">
        <text:list-item>
          <text:p text:style-name="P17">Si elle est assujettie aux formalités d'inscription au registre du commerce et des sociétés ou au <text:soft-page-break/>répertoire des métiers, le numéro de son inscription, son capital social </text:p>
        </text:list-item>
        <text:list-item>
          <text:p text:style-name="P17">Si elle est assujettie à la taxe sur la valeur ajoutée et identifiée par un numéro individuel, elle doit le communiquer.</text:p>
        </text:list-item>
        <text:list-item>
          <text:p text:style-name="P21"> <text:span text:style-name="T1">Si son activité est soumise à un régime d'autorisation, le nom et l'adresse de l'autorité ayant délivré celle-ci</text:span></text:p>
        </text:list-item>
        <text:list-item>
          <text:p text:style-name="P17">Si elle est membre d'une profession réglementée, la référence aux règles professionnelles applicables, son titre professionnel, l'Etat membre dans lequel il a été octroyé ainsi que le nom de l'ordre ou de l'organisme professionnel auprès duquel elle est inscrite.</text:p>
        </text:list-item>
      </text:list>
      <text:p text:style-name="Text_20_body"/>
      <text:p text:style-name="P3">Le caractère commercial doit de l’offre apparaître sans équivoque et ces informations doivent apparaître de manière claire et compréhensible.</text:p>
      <text:p text:style-name="P3">Les sites marchands qui proposent la fourniture de biens ou la prestation de services doivent mettre à disposition les conditions contractuelles applicables d'une manière qui permette leur conservation et leur reproduction</text:p>
      <text:p text:style-name="P5"/>
      <text:p text:style-name="P4">Les différentes étapes à suivre pour conclure le contrat:</text:p>
      <text:list xml:id="list7946265726036887165" text:style-name="L6">
        <text:list-item>
          <text:p text:style-name="P13">La possibilité, avant la conclusion du contrat, de corriger d’éventuelles erreurs commises dans la saisie des données </text:p>
        </text:list-item>
        <text:list-item>
          <text:p text:style-name="P13">Les langues proposées pour la conclusion du contrat</text:p>
        </text:list-item>
        <text:list-item>
          <text:p text:style-name="P13">En cas d'archivage du contrat, les modalités de cet archivage par l'auteur de l'offre et les conditions d'accès au contrat archivé</text:p>
        </text:list-item>
        <text:list-item>
          <text:p text:style-name="P13">Les moyens de consulter les règles professionnelles et commerciales auxquelles l'auteur de l'offre entend, le cas échéant, se soumettre.</text:p>
        </text:list-item>
      </text:list>
      <text:p text:style-name="Text_20_body"/>
      <text:p text:style-name="P4">D’après l’article L. 111-1 du Code du consommateur, le vendeur se doit d'informer, avant la conclusion du contrat, le consommateur sur les « caractéristiques essentielles du bien ou du service »</text:p>
      <text:p text:style-name="P5"/>
      <text:p text:style-name="P2">Q2. Appréciez la légalité de l'offre de jouets qui intéresse Mme Beltram. Justifiez votre réponse. (Doc. 11 à 13)</text:p>
      <text:p text:style-name="P4">L’offre de jouet de Mme Beltram ne respecte pas toutes les conditions d’une commerciale électronique. En effet, il manque des précisions sur :</text:p>
      <text:list xml:id="list6385281886255218523" text:style-name="L7">
        <text:list-item>
          <text:p text:style-name="P14">Livraisons : C’est à dire que les modalité de livraisons ne sont pas spécifiées dans l’offre, que ça soit dans la durée ou les coûts éventuels</text:p>
        </text:list-item>
        <text:list-item>
          <text:p text:style-name="P14">Le prix : Il est indiqué hors taxe, et aucune informations n’es donnée au niveau du prix réel et donc des modalités de calcul du prix</text:p>
        </text:list-item>
      </text:list>
      <text:p text:style-name="P4">Malgré tous, les offres de jouets sont très bien renseigné au niveau du descriptif. Tant d'ordre quantitatif que qualitatif (“Matériaux naturels issus d'une agriculture raisonnée et biologique (bois, laine, coton, lin, etc.)”)</text:p>
      <text:p text:style-name="Text_20_body"/>
      <text:p text:style-name="P2">Q3. Identifiez les conditions de validité de la publicité par voie électronique. (Doc. 14 à 17)</text:p>
      <text:p text:style-name="P6"><text:span text:style-name="T1">L'article 20, de la loi pour la confiance dans l'économie numérique du 21 juin 2004, stipule que « toute publicité, sous quelque forme que ce soit, accessible par un service de communication au public en </text:span><text:soft-page-break/><text:span text:style-name="T1">ligne, doit pouvoir être clairement identifiée comme telle. Elle doit rendre clairement identifiable la </text:span><text:span text:style-name="T1">personne physique ou morale </text:span><text:span text:style-name="T3">﻿</text:span><text:span text:style-name="T1">pour le compte de laquelle elle est réalisée»</text:span></text:p>
      <text:p text:style-name="P6"/>
      <text:p text:style-name="P4">La publicité par courrier électronique est possible à condition que les personnes aient explicitement donné leur accord pour être démarchées, au moment de la collecte de leur adresse électronique.</text:p>
      <text:p text:style-name="P4">Deux exceptions à ce principe:</text:p>
      <text:p text:style-name="P4">- si la personne prospectée est déjà cliente de l'entreprise et si la prospection concerne des produits ou services analogues à ceux déjà fournis par l'entreprise ;</text:p>
      <text:p text:style-name="P4">- si la prospection n'est pas de nature commerciale (caritative par exemple).</text:p>
      <text:p text:style-name="P4">Dans ces deux cas, la personne doit, au moment de la collecte de son adresse de messagerie:</text:p>
      <text:p text:style-name="P4">- être informée que son adresse électronique sera utilisée à des fins de prospection;</text:p>
      <text:p text:style-name="P4">- être en mesure de s'opposer à cette utilisation de manière simple et gratuite.</text:p>
      <text:p text:style-name="P4">Dans tous les cas, chaque message électronique doit obligatoirement :</text:p>
      <text:p text:style-name="P4">- préciser l'identité de l'annonceur;</text:p>
      <text:p text:style-name="P4">- proposer un moyen simple de s'opposer à la réception de nouvelles sollicitations (par exemple, lien pour se dés-inscrire à la fin du message).</text:p>
      <text:p text:style-name="P6"/>
      <text:p text:style-name="P4">L'utilisation d'une case pré-cochée et indécochable est à proscrire car contraire à la loi.</text:p>
      <text:p text:style-name="Text_20_body"/>
      <text:p text:style-name="P4">Il faut aussi que la publicité par voie électronique indique des coordonnées valables auxquelles le destinataire puisse utilement transmettre, sans frais autres que ceux liés à la transmission de cette demande, une demande tendant à obtenir que ces communications cessent.</text:p>
      <text:p text:style-name="P4">Il ne faut absolument pas que la publicité dissimule l'identité de la personne pour le compte de laquelle la communication est émise et de mentionner un objet sans rapport avec la prestation ou le service proposé</text:p>
      <text:p text:style-name="P4">Donc l'identité de la personne pour le compte de laquelle les envois seront faits, ainsi que l'objet du courrier, devront toujours être accessibles.</text:p>
      <text:p text:style-name="P4">La publicité ne devras ni répondre à la définition du spam, ni à celle du pishing</text:p>
      <text:list xml:id="list5870621522271930282" text:style-name="L8">
        <text:list-item>
          <text:p text:style-name="P18"><text:span text:style-name="T4">Spam :</text:span><text:span text:style-name="T2"> On appelle « spam» l'envoi répété de courriers électroniques non sollicités, le plus souvent à but commercial à des personnes dont l'adresse électronique a été captée de façon irrégulière sur des sites web. des forums de discussion, des annuaires ...et qui n'ont jamais consenti à les recevoir. L'envoi de spam est interdit par la loi.</text:span></text:p>
        </text:list-item>
      </text:list>
      <text:list xml:id="list1433986626962450210" text:style-name="L9">
        <text:list-item>
          <text:p text:style-name="P19"><text:span text:style-name="T4">Phishing :</text:span><text:span text:style-name="T2"> C'est une technique d'usurpation d'identité: des sites miroirs semblables à des sites de renom sont créés puis les internautes sont contactés au hasard avec un courrier non sollicité (« spam») qui reprend la charte graphique du site détourné. Un e-mail non sollicité reprenant l'habillage du site «contrefait» invite l'internaute à se rendre sur le faux site pour remettre à jour certains renseignements personnels dans un questionnaire tout aussi faux. L'internaute ainsi dupé laisse numéros de téléphone, de Sécurité sociale, de compte bancaire, etc.</text:span></text:p>
        </text:list-item>
      </text:list>
      <text:p text:style-name="Text_20_body"/>
      <text:p text:style-name="P2">Q4. Les messages publicitaires reçus par Mme Beltram sont-ils légaux? Justifiez votre réponse. (Doc. 14 à 17)</text:p>
      <text:p text:style-name="P4">Si Mme Beltram a coché à un moment ou à un autre une case donnant l’autorisation à un site de communiquer son adresse à ses partenaires commerciaux, les mails qu’elle a reçut sont alors légaux et <text:soft-page-break/>aucune action légale ne peut être mise en place. </text:p>
      <text:p text:style-name="P4">Dans le cas contraire, ils ne sont pas légaux et une plainte peut être déposée, et des sanctions appliquées pour les entreprises contrevenantes.</text:p>
      <text:p text:style-name="Text_20_body"/>
      <text:p text:style-name="P2">Q5. Que peut faire Mme Beltram face à ce phénomène? (Doc. 14 à 17)</text:p>
      <text:p text:style-name="P3">Si les offres sont légales, elle peut demander aux entreprises expéditrices de se dés-inscrire des listes de diffusions. En envoyant, pour chaque entreprise, un mail ou en cliquant un lien de dés-inscrition fournit dans le mail publicitaire.</text:p>
      <text:p text:style-name="P3">Elle peux aussi envoyer une lettre à la CNIL qui se chargeras de la faire effacer de toutes les listes de diffusion.</text:p>
      <text:p text:style-name="P3">Enfin, si les publicités ne sont pas légales et donc ne respectent pas les conditions de validité citées plus haut, elle peux porter plainte et les sanctions peuvent être :</text:p>
      <text:list xml:id="list8166815538344599481" text:style-name="L10">
        <text:list-item>
          <text:p text:style-name="P15">Amende de 750 euros par message expédié (contravention prévue par l'article R.10-1 du Code des postes et des communications électroniques).</text:p>
        </text:list-item>
        <text:list-item>
          <text:p text:style-name="P15">5 ans d'emprisonnement et 300000 euros d'amende (délit prévu par les articles 226-18 et 226-18-1 du Code pénal).</text:p>
        </text:list-item>
        <text:list-item>
          <text:p text:style-name="P15">Jusqu'à 300000 euros d'amende (sanction prononcée par la CNIL, prévue par l'article 47 de la loi « Informatique et Libertés » modifiée).</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06T09:52:02</meta:creation-date>
    <dc:date>2015-03-06T16:35:48</dc:date>
    <meta:editing-duration>PT31M53S</meta:editing-duration>
    <meta:editing-cycles>11</meta:editing-cycles>
    <meta:generator>OpenOffice/4.1.1$Unix OpenOffice.org_project/411m6$Build-9775</meta:generator>
    <meta:document-statistic meta:table-count="0" meta:image-count="0" meta:object-count="0" meta:page-count="5" meta:paragraph-count="97" meta:word-count="1916" meta:character-count="11760"/>
  </office:meta>
</office:document-meta>
</file>